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30"/>
        <table:table-column table:style-name="co7" table:default-cell-style-name="ce14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4"/>
          <table:table-cell table:style-name="ce31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4"/>
          <table:table-cell table:style-name="ce3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4"/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4"/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4"/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4"/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4"/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22:18:00.8159621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01T22:18:17.947934753</dc:date>
    <meta:editing-duration>PT4H43M34S</meta:editing-duration>
    <meta:editing-cycles>11</meta:editing-cycles>
    <meta:generator>LibreOffice/6.4.6.2$Linux_X86_64 LibreOffice_project/40$Build-2</meta:generator>
    <meta:document-statistic meta:table-count="1" meta:cell-count="151" meta:object-count="0"/>
  </office:meta>
</office:document-meta>
</file>